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is is the main gate, but it is closed and locked.
</text:p>
          </table:table-cell>
          <table:table-cell table:style-name="ce0" office:value-type="string">
            <text:p>This is main gate, but it's closed and locked.</text:p>
          </table:table-cell>
          <table:table-cell table:number-columns-repeated="1019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style-name="ce0"/>
          <table:table-cell table:style-name="ce0" office:value-type="string">
            <text:p>Bandit</text:p>
          </table:table-cell>
          <table:table-cell table:style-name="ce0" office:value-type="string">
            <text:p>Bandit "Hold it! Past this point is the boss' room!"
</text:p>
          </table:table-cell>
          <table:table-cell table:style-name="ce0" office:value-type="string">
            <text:p>Bandit
“Hold it! Past this point is the boss' room!”</text:p>
          </table:table-cell>
          <table:table-cell table:number-columns-repeated="1019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style-name="ce0"/>
          <table:table-cell table:style-name="ce0" office:value-type="string">
            <text:p>Bandit</text:p>
          </table:table-cell>
          <table:table-cell table:style-name="ce0" office:value-type="string">
            <text:p>Bandit "You're never getting through here! Prepare yourselves!" 
</text:p>
          </table:table-cell>
          <table:table-cell table:style-name="ce0" office:value-type="string">
            <text:p>Bandit
“There's no way we're lettin' yer through!
Prepare yerselves!!”</text:p>
          </table:table-cell>
          <table:table-cell table:number-columns-repeated="1019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 "Hello—! I'm a peddler—! Even though I'm with the bandits, the customer is always right!"</text:p>
          </table:table-cell>
          <table:table-cell table:style-name="ce0" office:value-type="string">
            <text:p>Merchant
“Welcome, welcome—! Peddler here—! I may
be with the bandits, but the customer is
always right!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